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fo:background-color="#ffffff" style:font-size-asian="8pt" style:font-size-complex="8pt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font-weight="normal" officeooo:paragraph-rsid="00138561" fo:background-color="#ffffff" style:font-size-asian="8pt" style:font-size-complex="8pt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Inconsolata" fo:font-size="8pt" fo:background-color="#ffffff" style:font-size-asian="8pt" style:font-size-complex="8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 Serif" fo:font-size="12pt" fo:font-weight="normal" officeooo:rsid="0014d507" officeooo:paragraph-rsid="0014d507" fo:background-color="#ffffff" style:font-size-asian="10.5pt" style:font-size-complex="12pt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Liberation Serif" fo:font-size="12pt" style:text-underline-style="none" fo:font-weight="normal" officeooo:paragraph-rsid="00148622" fo:background-color="#ffffff" style:font-size-asian="12pt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.1972in" style:auto-text-indent="false"/>
      <style:text-properties fo:color="#000000" loext:opacity="100%" style:font-name="Liberation Serif" fo:font-size="12pt" style:text-underline-style="none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Liberation Serif" fo:font-size="12pt" fo:font-weight="bold" officeooo:rsid="00148622" officeooo:paragraph-rsid="00148622" fo:background-color="#fffff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rsid="0009c30c" officeooo:paragraph-rsid="00138561"/>
    </style:style>
    <style:style style:name="P9" style:family="paragraph" style:parent-style-name="Standard">
      <style:paragraph-properties fo:text-align="center" style:justify-single-word="false"/>
      <style:text-properties officeooo:rsid="0009c30c" officeooo:paragraph-rsid="00148622"/>
    </style:style>
    <style:style style:name="P10" style:family="paragraph" style:parent-style-name="Standard">
      <style:paragraph-properties fo:text-align="end" style:justify-single-word="false"/>
      <style:text-properties officeooo:rsid="0009c30c" officeooo:paragraph-rsid="00138561"/>
    </style:style>
    <style:style style:name="P11" style:family="paragraph" style:parent-style-name="Standard">
      <style:text-properties officeooo:rsid="0009c30c" officeooo:paragraph-rsid="00138561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rsid="0009c30c" officeooo:paragraph-rsid="00138561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9c30c" officeooo:paragraph-rsid="00138561" style:font-weight-asian="bold" style:font-weight-complex="bold"/>
    </style:style>
    <style:style style:name="P14" style:family="paragraph" style:parent-style-name="Standard">
      <style:paragraph-properties fo:text-align="end" style:justify-single-word="false"/>
      <style:text-properties fo:font-weight="bold" officeooo:rsid="0009c30c" officeooo:paragraph-rsid="00138561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.1972in" style:auto-text-indent="false"/>
      <style:text-properties style:font-name="Liberation Serif" fo:font-size="12pt" style:text-underline-style="none" officeooo:paragraph-rsid="00148622" style:font-size-asian="12pt" style:font-size-complex="12pt"/>
    </style:style>
    <style:style style:name="P16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fo:font-size="12pt" style:text-underline-style="none" fo:font-weight="bold" officeooo:paragraph-rsid="00148622" style:font-size-asian="12pt" style:font-weight-asian="bold" style:font-name-complex="Times New Roman" style:font-size-complex="12pt" style:font-weight-complex="bold"/>
    </style:style>
    <style:style style:name="P17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fo:font-size="12pt" officeooo:paragraph-rsid="00148622" style:font-size-asian="12pt" style:font-size-complex="12pt"/>
    </style:style>
    <style:style style:name="P18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fo:font-size="12pt" fo:font-weight="normal" officeooo:paragraph-rsid="00148622" style:font-size-asian="12pt" style:font-weight-asian="normal" style:font-name-complex="Times New Roman" style:font-size-complex="12pt" style:font-weight-complex="normal"/>
    </style:style>
    <style:style style:name="P19" style:family="paragraph" style:parent-style-name="Текст">
      <style:paragraph-properties fo:margin-left="0in" fo:margin-right="0in" fo:text-align="justify" style:justify-single-word="false" fo:text-indent="0.1972in" style:auto-text-indent="false"/>
      <style:text-properties style:font-name="Liberation Serif" fo:font-weight="normal" officeooo:paragraph-rsid="00148622" style:font-weight-asian="normal" style:font-weight-complex="normal"/>
    </style:style>
    <style:style style:name="P20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Liberation Serif" fo:font-size="12pt" fo:font-weight="normal" officeooo:paragraph-rsid="00148622" fo:background-color="#ffffff" style:font-size-asian="12pt" style:font-size-complex="12pt"/>
    </style:style>
    <style:style style:name="P21" style:family="paragraph" style:parent-style-name="Текст">
      <style:paragraph-properties fo:margin-left="0in" fo:margin-right="0in" fo:margin-top="0in" fo:margin-bottom="0in" style:contextual-spacing="false" fo:line-height="100%" fo:text-align="justify" style:justify-single-word="false" fo:text-indent="0.1972in" style:auto-text-indent="false"/>
      <style:text-properties fo:color="#000000" loext:opacity="100%" style:font-name="Liberation Serif" fo:font-size="12pt" officeooo:paragraph-rsid="00148622" fo:background-color="#ffffff" style:font-size-asian="12pt" style:font-size-complex="12pt"/>
    </style:style>
    <style:style style:name="T1" style:family="text">
      <style:text-properties fo:color="#000000" loext:opacity="100%" style:font-name="Liberation Serif" fo:font-size="12pt" fo:font-weight="normal" fo:background-color="#ffffff" loext:char-shading-value="0" style:font-size-asian="12pt" style:font-size-complex="12pt"/>
    </style:style>
    <style:style style:name="T2" style:family="text">
      <style:text-properties fo:font-weight="normal"/>
    </style:style>
    <style:style style:name="T3" style:family="text">
      <style:text-properties style:font-name="Arial Narrow" fo:font-size="12pt" style:font-size-asian="12pt" style:font-name-complex="Times New Roman" style:font-size-complex="12pt"/>
    </style:style>
    <style:style style:name="T4" style:family="text">
      <style:text-properties style:font-name="Arial Narrow" fo:font-size="12pt" fo:language="en" fo:country="US" style:font-size-asian="12pt" style:font-name-complex="Times New Roman" style:font-size-complex="12pt"/>
    </style:style>
    <style:style style:name="T5" style:family="text">
      <style:text-properties style:font-name="Arial Narrow" style:font-name-complex="Times New Roman"/>
    </style:style>
    <style:style style:name="T6" style:family="text">
      <style:text-properties style:text-underline-style="none" officeooo:rsid="00148622" style:font-weight-asian="normal" style:font-name-complex="Times New Roman" style:font-weight-complex="normal"/>
    </style:style>
    <style:style style:name="T7" style:family="text">
      <style:text-properties style:font-name="Liberation Serif" fo:font-size="12pt" style:text-underline-style="none" fo:font-weight="normal" style:font-size-asian="12pt" style:font-weight-asian="normal" style:font-name-complex="Arial Narrow" style:font-size-complex="12pt" style:font-weight-complex="normal"/>
    </style:style>
    <style:style style:name="T8" style:family="text">
      <style:text-properties style:font-name="Liberation Serif" fo:font-size="12pt" style:text-underline-style="none" fo:font-weight="normal" officeooo:rsid="00148622" style:font-size-asian="12pt" style:font-weight-asian="normal" style:font-name-complex="Arial Narrow" style:font-size-complex="12pt" style:font-weight-complex="normal"/>
    </style:style>
    <style:style style:name="T9" style:family="text">
      <style:text-properties fo:font-size="12pt" style:font-size-asian="12pt" style:font-name-complex="Times New Roman" style:font-size-complex="12pt"/>
    </style:style>
    <style:style style:name="T10" style:family="text">
      <style:text-properties fo:font-size="12pt" fo:language="en" fo:country="US" style:font-size-asian="12pt" style:font-name-complex="Times New Roman" style:font-size-complex="12pt"/>
    </style:style>
    <style:style style:name="T11" style:family="text">
      <style:text-properties style:font-name-complex="Arial Narrow"/>
    </style:style>
    <style:style style:name="T12" style:family="text">
      <style:text-properties style:font-name-complex="Times New Roman"/>
    </style:style>
    <style:style style:name="T13" style:family="text">
      <style:text-properties officeooo:rsid="00148622" style:font-name-complex="Times New Roman"/>
    </style:style>
    <style:style style:name="T14" style:family="text">
      <style:text-properties officeooo:rsid="00148622"/>
    </style:style>
    <style:style style:name="T1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8">Министерство образования Республики Беларусь</text:p>
      <text:p text:style-name="P8">Учреждение образования</text:p>
      <text:p text:style-name="P8">“Брестский Государственный технический университет”</text:p>
      <text:p text:style-name="P8">Кафедра ИИТ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/>
      <text:p text:style-name="P13">Лабораторная работа №1</text:p>
      <text:p text:style-name="P9">По дисциплине “<text:span text:style-name="T8">Проектирование программного обеспечения интеллектуальных систем</text:span>”</text:p>
      <text:p text:style-name="P9">Тема: “<text:span text:style-name="T7">Среда программирования С++. Разработка и документирование консольных приложений. Классы</text:span>”</text:p>
      <text:p text:style-name="P10"/>
      <text:p text:style-name="P10"/>
      <text:p text:style-name="P10"/>
      <text:p text:style-name="P10"/>
      <text:p text:style-name="P10"/>
      <text:p text:style-name="P14">Выполнил:</text:p>
      <text:p text:style-name="P10">Студент 2 курса</text:p>
      <text:p text:style-name="P10">Группы ИИ-21</text:p>
      <text:p text:style-name="P10">Кирилович А. А.</text:p>
      <text:p text:style-name="P14">Проверил:</text:p>
      <text:p text:style-name="P10"><text:span text:style-name="T14">Монтик</text:span> <text:span text:style-name="T14">Н</text:span>. <text:span text:style-name="T14">С</text:span>.</text:p>
      <text:p text:style-name="P1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pan text:style-name="T1">Брест 2022</text:span></text:p>
      <text:p text:style-name="P1"/>
      <text:p text:style-name="P1"/>
      <text:p text:style-name="P16"><text:soft-page-break/>Ц<text:span text:style-name="T14">ель работы:</text:span></text:p>
      <text:p text:style-name="P15"><text:span text:style-name="T11">1. Знакомство с интегрированной средой (на примере Microsoft Visual Studio). Изучение ГОСТ 19.701 и правил описания графических схем алгоритмов.</text:span></text:p>
      <text:p text:style-name="P15"><text:span text:style-name="T11">2. Знакомство с разработкой консольных приложений в технологии структурной разработки ПС и перенос задач в среду программирования <text:s/>С++ (например, варианты задач 1 и 2) – тестирование навыков по использованию базовых средств языка С.</text:span></text:p>
      <text:p text:style-name="P5"><text:span text:style-name="T11">3. Изучение индивидуальных заданий по разработке классов, изучение правил описания классов в терминах языка UML, описание классов.</text:span></text:p>
      <text:p text:style-name="P6">Ход работы:</text:p>
      <text:p text:style-name="P6">Задание 1</text:p>
      <text:p text:style-name="P19"><text:span text:style-name="T9">Объект автоматизации – предметная область типа “Неарифметический класс”, например, СТУДЕНТ, ГРУППА, ТОВАР, ПРАЙС, КНИГА, РЕЙС, МАРШРУТ и т.п. </text:span></text:p>
      <text:p text:style-name="P19"><text:span text:style-name="T9">Для заданной предметной области следует разработать класс. Он должен в итоговом варианте содержать следующие члены. </text:span></text:p>
      <text:p text:style-name="P18">1. 2-3 свойства-атрибута (один массивного типа). </text:p>
      <text:p text:style-name="P18">2. Три конструктора (по одному каждого типа). </text:p>
      <text:p text:style-name="P19"><text:span text:style-name="T9">3. Методы, достаточные для установки и получения свойств объекта класса (например, </text:span><text:span text:style-name="T10">TO</text:span><text:span text:style-name="T9">_</text:span><text:span text:style-name="T10">SET</text:span><text:span text:style-name="T9">(), </text:span><text:span text:style-name="T10">TO</text:span><text:span text:style-name="T9">_</text:span><text:span text:style-name="T10">SHOW</text:span><text:span text:style-name="T9">() <text:s/>и т.п.). </text:span></text:p>
      <text:p text:style-name="P20"><text:span text:style-name="T6">4. Три перегруженных оператора (операторы типа “=”, а также двуместный и одноместный операторы).</text:span></text:p>
      <text:p text:style-name="P20"><text:span text:style-name="T6"/></text:p>
      <text:p text:style-name="P1">#include &lt;iostream&gt;</text:p>
      <text:p text:style-name="P1">#include &lt;string&gt;</text:p>
      <text:p text:style-name="P3"/>
      <text:p text:style-name="P1">class Student {</text:p>
      <text:p text:style-name="P1">private:</text:p>
      <text:p text:style-name="P1"><text:tab/>std::string name;</text:p>
      <text:p text:style-name="P1"><text:tab/>std::string surname;</text:p>
      <text:p text:style-name="P1"><text:tab/>int dateOfBirthday[3];</text:p>
      <text:p text:style-name="P3"><text:span text:style-name="T2">public:</text:span></text:p>
      <text:p text:style-name="P1"><text:tab/>Student() {</text:p>
      <text:p text:style-name="P1"><text:tab/><text:tab/>this-&gt;name = "NoName";</text:p>
      <text:p text:style-name="P1"><text:tab/><text:tab/>this-&gt;surname = "NoSurname";</text:p>
      <text:p text:style-name="P3"/>
      <text:p text:style-name="P1"><text:tab/><text:tab/>this-&gt;dateOfBirthday[0] = 1;</text:p>
      <text:p text:style-name="P1"><text:tab/><text:tab/>this-&gt;dateOfBirthday[1] = 1;</text:p>
      <text:p text:style-name="P1"><text:tab/><text:tab/>this-&gt;dateOfBirthday[2] = 2000;</text:p>
      <text:p text:style-name="P1"><text:tab/>}</text:p>
      <text:p text:style-name="P3"/>
      <text:p text:style-name="P1"><text:tab/>Student(std::string name, std::string surname, int date[]) {</text:p>
      <text:p text:style-name="P1"><text:tab/><text:tab/>this-&gt;name = name;</text:p>
      <text:p text:style-name="P1"><text:tab/><text:tab/>this-&gt;surname = surname;</text:p>
      <text:p text:style-name="P3"><text:tab/></text:p>
      <text:p text:style-name="P1"><text:tab/><text:tab/>for (int i = 0; i &lt; 3; i++) {</text:p>
      <text:p text:style-name="P2"><text:tab/><text:tab/><text:tab/>this-&gt;dateOfBirthday[i] = date[i];</text:p>
      <text:p text:style-name="P2"><text:tab/><text:tab/>}</text:p>
      <text:p text:style-name="P1"><text:tab/>}</text:p>
      <text:p text:style-name="P3"/>
      <text:p text:style-name="P1"><text:tab/>Student(const Student &amp;student) {</text:p>
      <text:p text:style-name="P1"><text:tab/><text:tab/>this-&gt;name = student.name;</text:p>
      <text:p text:style-name="P1"><text:tab/><text:tab/>this-&gt;surname = student.surname;</text:p>
      <text:p text:style-name="P3"/>
      <text:p text:style-name="P1"><text:tab/><text:tab/>for (int i = 0; i &lt; 3; i++) {</text:p>
      <text:p text:style-name="P1"><text:tab/><text:tab/><text:tab/>this-&gt;dateOfBirthday[i] = student.dateOfBirthday[i];</text:p>
      <text:p text:style-name="P1"><text:tab/><text:tab/>}</text:p>
      <text:p text:style-name="P1"><text:tab/>}</text:p>
      <text:p text:style-name="P1"><text:tab/>void setName(std::string name) { this-&gt;name = name; }</text:p>
      <text:p text:style-name="P1"><text:tab/>void setSurname(std::string surname) { this-&gt;surname = surname; }</text:p>
      <text:p text:style-name="P1"><text:tab/>void setDateOfBirthday(int date[]) { </text:p>
      <text:p text:style-name="P1"><text:tab/><text:tab/>for (int i = 0; i &lt; 3; i++) {</text:p>
      <text:p text:style-name="P1"><text:tab/><text:tab/><text:tab/>this-&gt;dateOfBirthday[i] = date[i];</text:p>
      <text:p text:style-name="P1"><text:tab/><text:tab/>}</text:p>
      <text:p text:style-name="P1"><text:soft-page-break/><text:tab/>}</text:p>
      <text:p text:style-name="P3"/>
      <text:p text:style-name="P1"><text:tab/>std::string getName() { return this-&gt;name; }</text:p>
      <text:p text:style-name="P1"><text:tab/>std::string getSurname() { return this-&gt;surname; }</text:p>
      <text:p text:style-name="P1"><text:tab/>int* getDateOfBirthday() { return this-&gt;dateOfBirthday; }</text:p>
      <text:p text:style-name="P1"><text:tab/>void operator=(const Student&amp; student) {</text:p>
      <text:p text:style-name="P1"><text:tab/><text:tab/>this-&gt;name = student.name;</text:p>
      <text:p text:style-name="P1"><text:tab/><text:tab/>this-&gt;surname = student.surname;</text:p>
      <text:p text:style-name="P3"/>
      <text:p text:style-name="P1"><text:tab/><text:tab/>for (int i = 0; i &lt; 3; i++) {</text:p>
      <text:p text:style-name="P1"><text:tab/><text:tab/><text:tab/>this-&gt;dateOfBirthday[i] = student.dateOfBirthday[i];</text:p>
      <text:p text:style-name="P1"><text:tab/><text:tab/>}</text:p>
      <text:p text:style-name="P1"><text:tab/>}</text:p>
      <text:p text:style-name="P1"><text:tab/>void operator--(int) {</text:p>
      <text:p text:style-name="P1"><text:tab/><text:tab/>this-&gt;name = "NoName";</text:p>
      <text:p text:style-name="P1"><text:tab/><text:tab/>this-&gt;surname = "NoSurname";</text:p>
      <text:p text:style-name="P1"><text:tab/><text:tab/>this-&gt;dateOfBirthday[0] = 1;</text:p>
      <text:p text:style-name="P1"><text:tab/><text:tab/>this-&gt;dateOfBirthday[1] = 1;</text:p>
      <text:p text:style-name="P1"><text:tab/><text:tab/>this-&gt;dateOfBirthday[2] = 2000;</text:p>
      <text:p text:style-name="P1"><text:tab/>}</text:p>
      <text:p text:style-name="P3"/>
      <text:p text:style-name="P1"><text:tab/>bool operator==(Student&amp; obj) {</text:p>
      <text:p text:style-name="P1"><text:tab/><text:tab/>return this-&gt;name == obj.name;</text:p>
      <text:p text:style-name="P1"><text:tab/>}</text:p>
      <text:p text:style-name="P1">};</text:p>
      <text:p text:style-name="P3"/>
      <text:p text:style-name="P1">int main() {</text:p>
      <text:p text:style-name="P1"><text:tab/>Student me;</text:p>
      <text:p text:style-name="P1"><text:tab/>std::cout &lt;&lt; me.getName() &lt;&lt; "\n\n";</text:p>
      <text:p text:style-name="P3"/>
      <text:p text:style-name="P1"><text:tab/>int num[3] = { 9,9,2020 };</text:p>
      <text:p text:style-name="P1"><text:tab/>Student T("ars","ki",num);</text:p>
      <text:p text:style-name="P1"><text:tab/>std::cout &lt;&lt; T.getName() &lt;&lt; std::endl;</text:p>
      <text:p text:style-name="P1"><text:tab/>T--;</text:p>
      <text:p text:style-name="P1"><text:tab/>std::cout &lt;&lt; T.getName() &lt;&lt; "\n\n";</text:p>
      <text:p text:style-name="P3"/>
      <text:p text:style-name="P1"><text:tab/>std::cout &lt;&lt; (me==T);</text:p>
      <text:p text:style-name="P3"/>
      <text:p text:style-name="P1"><text:tab/>return 0;</text:p>
      <text:p text:style-name="P1">}</text:p>
      <text:p text:style-name="P3"/>
      <text:p text:style-name="P7">Задание 2</text:p>
      <text:p text:style-name="P17"><text:span text:style-name="T12">Объект автоматизации – предметная область типа “Арифметический класс”, например, класс для обработки и хранения трех значений целого типа; класс для обработки и хранения одного значения вещественного и двух значений целого типа; класс для обработки и хранения значения комплексного <text:s/>типа; класс для обработки и хранения значений вектора и т.п.</text:span></text:p>
      <text:p text:style-name="P21"><text:span text:style-name="T12">Для заданной предметной области следует разработать класс аналогично </text:span><text:span text:style-name="T13">заданию 1</text:span><text:span text:style-name="T12">. <text:s/></text:span></text:p>
      <text:p text:style-name="P21"/>
      <text:p text:style-name="P1">#include &lt;iostream&gt;</text:p>
      <text:p text:style-name="P1">#include &lt;string&gt;</text:p>
      <text:p text:style-name="P3"/>
      <text:p text:style-name="P1">class ComplexNumbers {</text:p>
      <text:p text:style-name="P1">private:</text:p>
      <text:p text:style-name="P1"><text:tab/>float a;</text:p>
      <text:p text:style-name="P1"><text:tab/>float b;</text:p>
      <text:p text:style-name="P1">public:</text:p>
      <text:p text:style-name="P1"><text:tab/>ComplexNumbers() {</text:p>
      <text:p text:style-name="P1"><text:tab/><text:tab/>this-&gt;a = 1;</text:p>
      <text:p text:style-name="P1"><text:tab/><text:tab/>this-&gt;b = 1;</text:p>
      <text:p text:style-name="P1"><text:tab/>}</text:p>
      <text:p text:style-name="P3"/>
      <text:p text:style-name="P1"><text:tab/>ComplexNumbers(float a, float b) {</text:p>
      <text:p text:style-name="P1"><text:tab/><text:tab/>this-&gt;a = a;</text:p>
      <text:p text:style-name="P1"><text:tab/><text:tab/>this-&gt;b = b;</text:p>
      <text:p text:style-name="P1"><text:tab/>}</text:p>
      <text:p text:style-name="P3"/>
      <text:p text:style-name="P1"><text:tab/>ComplexNumbers(const ComplexNumbers&amp; complexNumber) {</text:p>
      <text:p text:style-name="P1"><text:tab/><text:tab/>this-&gt;a = complexNumber.a;</text:p>
      <text:p text:style-name="P1"><text:tab/><text:tab/>this-&gt;b = complexNumber.b;</text:p>
      <text:p text:style-name="P1"><text:soft-page-break/><text:tab/>}</text:p>
      <text:p text:style-name="P3"/>
      <text:p text:style-name="P1"><text:tab/>void setA(float a) { this-&gt;a = a; }</text:p>
      <text:p text:style-name="P1"><text:tab/>void setB(float b) { this-&gt;b = b; }</text:p>
      <text:p text:style-name="P3"/>
      <text:p text:style-name="P1"><text:tab/>float getA() { return this-&gt;a; }</text:p>
      <text:p text:style-name="P1"><text:tab/>float getB() { return this-&gt;b; }</text:p>
      <text:p text:style-name="P1"><text:tab/>std::string getComplexNumberAsString() { </text:p>
      <text:p text:style-name="P1"><text:tab/><text:tab/>std::string str;</text:p>
      <text:p text:style-name="P1"><text:tab/><text:tab/>str = std::to_string(this-&gt;a);</text:p>
      <text:p text:style-name="P1"><text:tab/><text:tab/>str.append(" + ");</text:p>
      <text:p text:style-name="P1"><text:tab/><text:tab/>str.append(std::to_string(this-&gt;b));</text:p>
      <text:p text:style-name="P1"><text:tab/><text:tab/>str.append("i");</text:p>
      <text:p text:style-name="P3"/>
      <text:p text:style-name="P1"><text:tab/><text:tab/>return str;</text:p>
      <text:p text:style-name="P1"><text:tab/>}</text:p>
      <text:p text:style-name="P3"/>
      <text:p text:style-name="P1"><text:tab/>void operator=(const ComplexNumbers&amp; complexNumber) {</text:p>
      <text:p text:style-name="P1"><text:tab/><text:tab/>this-&gt;a = complexNumber.a;</text:p>
      <text:p text:style-name="P1"><text:tab/><text:tab/>this-&gt;b = complexNumber.b;</text:p>
      <text:p text:style-name="P1"><text:tab/>}</text:p>
      <text:p text:style-name="P3"/>
      <text:p text:style-name="P1"><text:tab/>ComplexNumbers operator+(const ComplexNumbers&amp; complexNumber) {</text:p>
      <text:p text:style-name="P1"><text:tab/><text:tab/>ComplexNumbers sum;</text:p>
      <text:p text:style-name="P1"><text:tab/><text:tab/>sum.a = this-&gt;a + complexNumber.a;</text:p>
      <text:p text:style-name="P1"><text:tab/><text:tab/>sum.b = this-&gt;b + complexNumber.b;</text:p>
      <text:p text:style-name="P1"><text:tab/><text:tab/>return sum;</text:p>
      <text:p text:style-name="P1"><text:tab/>}</text:p>
      <text:p text:style-name="P3"/>
      <text:p text:style-name="P1"><text:tab/>ComplexNumbers operator-(const ComplexNumbers&amp; complexNumber) {</text:p>
      <text:p text:style-name="P1"><text:tab/><text:tab/>ComplexNumbers difference;</text:p>
      <text:p text:style-name="P1"><text:tab/><text:tab/>difference.a = this-&gt;a - complexNumber.a;</text:p>
      <text:p text:style-name="P1"><text:tab/><text:tab/>difference.b = this-&gt;b - complexNumber.b;</text:p>
      <text:p text:style-name="P1"><text:tab/><text:tab/>return difference;</text:p>
      <text:p text:style-name="P1"><text:tab/>}</text:p>
      <text:p text:style-name="P3"/>
      <text:p text:style-name="P1"><text:tab/>ComplexNumbers operator*(const ComplexNumbers&amp; complexNumber) {</text:p>
      <text:p text:style-name="P1"><text:tab/><text:tab/>ComplexNumbers product;</text:p>
      <text:p text:style-name="P1"><text:tab/><text:tab/>product.a = this-&gt;a * complexNumber.a - this-&gt;b * complexNumber.b;</text:p>
      <text:p text:style-name="P1"><text:tab/><text:tab/>product.b = this-&gt;a * complexNumber.b + this-&gt;b * complexNumber.a;</text:p>
      <text:p text:style-name="P1"><text:tab/><text:tab/>return product;</text:p>
      <text:p text:style-name="P1"><text:tab/>}</text:p>
      <text:p text:style-name="P3"/>
      <text:p text:style-name="P1"><text:tab/>ComplexNumbers operator/(const ComplexNumbers&amp; complexNumber) {</text:p>
      <text:p text:style-name="P1"><text:tab/><text:tab/>ComplexNumbers quotient;</text:p>
      <text:p text:style-name="P1"><text:tab/><text:tab/>quotient.a = (this-&gt;a * complexNumber.a + this-&gt;b * complexNumber.b) / \</text:p>
      <text:p text:style-name="P1"><text:tab/><text:tab/>(complexNumber.a * complexNumber.a + complexNumber.b * complexNumber.b);</text:p>
      <text:p text:style-name="P1"><text:tab/><text:tab/>quotient.b = (this-&gt;b * complexNumber.a - this-&gt;a * complexNumber.b) / \</text:p>
      <text:p text:style-name="P1"><text:tab/><text:tab/>(complexNumber.a * complexNumber.a + complexNumber.b * complexNumber.b);</text:p>
      <text:p text:style-name="P1"><text:tab/><text:tab/>return quotient;</text:p>
      <text:p text:style-name="P1"><text:tab/>}</text:p>
      <text:p text:style-name="P3"/>
      <text:p text:style-name="P1"><text:tab/>bool operator==(ComplexNumbers&amp; complexNumber) {</text:p>
      <text:p text:style-name="P1"><text:tab/><text:tab/>return this-&gt;a == complexNumber.a &amp;&amp; this-&gt;b == complexNumber.b;</text:p>
      <text:p text:style-name="P1"><text:tab/>}</text:p>
      <text:p text:style-name="P1">};</text:p>
      <text:p text:style-name="P3"/>
      <text:p text:style-name="P1">int main() {</text:p>
      <text:p text:style-name="P1"><text:tab/>ComplexNumbers a;</text:p>
      <text:p text:style-name="P1"><text:tab/>std::cout &lt;&lt; a.getA() &lt;&lt; " + " &lt;&lt; a.getB() &lt;&lt; "i" &lt;&lt; "\n\n";</text:p>
      <text:p text:style-name="P3"/>
      <text:p text:style-name="P1"><text:tab/>ComplexNumbers b(3,5);</text:p>
      <text:p text:style-name="P1"><text:tab/>std::cout &lt;&lt; b.getA() &lt;&lt; " + " &lt;&lt; b.getB() &lt;&lt; "i" &lt;&lt; "\n\n";</text:p>
      <text:p text:style-name="P3"/>
      <text:p text:style-name="P1"><text:tab/>std::cout &lt;&lt; "Sum:" &lt;&lt; (a + b).getA() &lt;&lt; " + " &lt;&lt; (a + b).getB() &lt;&lt; "i" &lt;&lt; "\n\n";</text:p>
      <text:p text:style-name="P1"><text:tab/>std::cout &lt;&lt; "Difference:" &lt;&lt; (a - b).getA() &lt;&lt; " + " &lt;&lt; (a - b).getB() &lt;&lt; "i" &lt;&lt; "\n\n";</text:p>
      <text:p text:style-name="P1"><text:tab/>std::cout &lt;&lt; "Product:" &lt;&lt; (a * b).getA() &lt;&lt; " + " &lt;&lt; (a * b).getB() &lt;&lt; "i" &lt;&lt; "\n\n";</text:p>
      <text:p text:style-name="P1"><text:tab/>std::cout &lt;&lt; "Quotient:" &lt;&lt; (a / b).getA() &lt;&lt; " + " &lt;&lt; (a / b).getB() &lt;&lt; "i" &lt;&lt; "\n\n"; </text:p>
      <text:p text:style-name="P1">}</text:p>
      <text:p text:style-name="P4"><text:span text:style-name="T15">Вывод: </text:span>ознакомился с IDE Microsoft Visual Studio, изучил правила описания классов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roid Sans Mono" svg:font-family="'Droid Sans Mono', monospace, monospace"/>
    <style:font-face style:name="Inconsolata" svg:font-family="Inconsolat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6T13:23:15.579841008</meta:creation-date>
    <dc:date>2022-09-16T13:49:00.826587455</dc:date>
    <meta:editing-duration>PT2M8S</meta:editing-duration>
    <meta:editing-cycles>1</meta:editing-cycles>
    <meta:document-statistic meta:table-count="0" meta:image-count="0" meta:object-count="0" meta:page-count="4" meta:paragraph-count="174" meta:word-count="834" meta:character-count="6141" meta:non-whitespace-character-count="5272"/>
    <meta:generator>LibreOffice/7.3.5.2$Linux_X86_64 LibreOffice_project/30$Build-2</meta:generator>
  </office:meta>
</office:document-meta>
</file>